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MENDOZA ROQUE, NICOMEDE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51269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ACN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5030563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MENDOZA ROQUE, NICOMEDES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051269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50 305 63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15</text:p>
          </table:table-cell>
          <table:table-cell table:style-name="Tableau1.A2" office:value-type="string">
            <text:p text:style-name="P9">10500</text:p>
          </table:table-cell>
          <table:table-cell table:style-name="Tableau1.D2" office:value-type="string">
            <text:p text:style-name="P10">22575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2575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675134</text:p>
          </table:table-cell>
          <table:table-cell table:style-name="Tabla2.D3" office:value-type="string">
            <text:p text:style-name="P17">22575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7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01:29:53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